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style:text-underline-style="solid" style:text-underline-width="auto" style:text-underline-color="font-color" fo:font-weight="bold" officeooo:rsid="00040a73" officeooo:paragraph-rsid="00040a73" style:font-size-asian="17.5pt" style:font-weight-asian="bold" style:font-size-complex="20pt" style:font-weight-complex="bold"/>
    </style:style>
    <style:style style:name="P2" style:family="paragraph" style:parent-style-name="Standard">
      <style:text-properties fo:font-size="20pt" style:text-underline-style="solid" style:text-underline-width="auto" style:text-underline-color="font-color" fo:font-weight="bold" officeooo:rsid="000567f8" officeooo:paragraph-rsid="000567f8" style:font-size-asian="17.5pt" style:font-weight-asian="bold" style:font-size-complex="20pt" style:font-weight-complex="bold"/>
    </style:style>
    <style:style style:name="P3" style:family="paragraph" style:parent-style-name="Standard">
      <style:text-properties fo:font-size="20pt" style:text-underline-style="solid" style:text-underline-width="auto" style:text-underline-color="font-color" fo:font-weight="bold" officeooo:rsid="00096c8d" officeooo:paragraph-rsid="00096c8d" style:font-size-asian="17.5pt" style:font-weight-asian="bold" style:font-size-complex="20pt" style:font-weight-complex="bold"/>
    </style:style>
    <style:style style:name="P4" style:family="paragraph" style:parent-style-name="Standard">
      <style:text-properties fo:font-size="20pt" style:text-underline-style="solid" style:text-underline-width="auto" style:text-underline-color="font-color" fo:font-weight="bold" officeooo:rsid="00299de7" officeooo:paragraph-rsid="00299de7" style:font-size-asian="17.5pt" style:font-weight-asian="bold" style:font-size-complex="20pt" style:font-weight-complex="bold"/>
    </style:style>
    <style:style style:name="P5" style:family="paragraph" style:parent-style-name="Standard">
      <style:text-properties fo:font-size="20pt" style:text-underline-style="solid" style:text-underline-width="auto" style:text-underline-color="font-color" fo:font-weight="bold" officeooo:rsid="002dcbed" officeooo:paragraph-rsid="002dcbed" style:font-size-asian="17.5pt" style:font-weight-asian="bold" style:font-size-complex="20pt" style:font-weight-complex="bold"/>
    </style:style>
    <style:style style:name="P6" style:family="paragraph" style:parent-style-name="Standard">
      <style:text-properties fo:font-size="20pt" style:text-underline-style="solid" style:text-underline-width="auto" style:text-underline-color="font-color" fo:font-weight="bold" officeooo:rsid="002e21d5" officeooo:paragraph-rsid="002e21d5" style:font-size-asian="17.5pt" style:font-weight-asian="bold" style:font-size-complex="20pt" style:font-weight-complex="bold"/>
    </style:style>
    <style:style style:name="P7" style:family="paragraph" style:parent-style-name="Standard">
      <style:text-properties fo:font-size="20pt" style:text-underline-style="solid" style:text-underline-width="auto" style:text-underline-color="font-color" fo:font-weight="bold" officeooo:rsid="0011ac8b" officeooo:paragraph-rsid="0011ac8b" fo:background-color="#ffffff" style:font-size-asian="17.5pt" style:font-weight-asian="bold" style:font-size-complex="20pt" style:font-weight-complex="bold"/>
    </style:style>
    <style:style style:name="P8" style:family="paragraph" style:parent-style-name="Standard">
      <style:text-properties fo:font-size="20pt" style:text-underline-style="solid" style:text-underline-width="auto" style:text-underline-color="font-color" fo:font-weight="bold" officeooo:rsid="0018f4f5" officeooo:paragraph-rsid="0018f4f5" fo:background-color="#ffffff" style:font-size-asian="17.5pt" style:font-weight-asian="bold" style:font-size-complex="20pt" style:font-weight-complex="bold"/>
    </style:style>
    <style:style style:name="P9" style:family="paragraph" style:parent-style-name="Standard">
      <style:text-properties fo:font-size="20pt" style:text-underline-style="solid" style:text-underline-width="auto" style:text-underline-color="font-color" fo:font-weight="bold" officeooo:rsid="00285fae" officeooo:paragraph-rsid="00285fae" fo:background-color="#ffffff" style:font-size-asian="17.5pt" style:font-weight-asian="bold" style:font-size-complex="20pt" style:font-weight-complex="bold"/>
    </style:style>
    <style:style style:name="P10" style:family="paragraph" style:parent-style-name="Standard">
      <style:text-properties fo:font-size="20pt" style:text-underline-style="solid" style:text-underline-width="auto" style:text-underline-color="font-color" fo:font-weight="bold" officeooo:rsid="0022ca04" officeooo:paragraph-rsid="0022ca04" style:font-size-asian="20pt" style:font-weight-asian="bold" style:font-size-complex="20pt" style:font-weight-complex="bold"/>
    </style:style>
    <style:style style:name="P11" style:family="paragraph" style:parent-style-name="Standard">
      <style:text-properties fo:font-size="20pt" style:text-underline-style="solid" style:text-underline-width="auto" style:text-underline-color="font-color" fo:font-weight="bold" officeooo:rsid="0024b488" officeooo:paragraph-rsid="0024b488" style:font-size-asian="20pt" style:font-weight-asian="bold" style:font-size-complex="20pt" style:font-weight-complex="bold"/>
    </style:style>
    <style:style style:name="P12" style:family="paragraph" style:parent-style-name="Standard">
      <style:text-properties fo:font-size="20pt" style:text-underline-style="none" fo:font-weight="bold" officeooo:rsid="00040a73" officeooo:paragraph-rsid="00040a73" style:font-size-asian="17.5pt" style:font-weight-asian="bold" style:font-size-complex="20pt" style:font-weight-complex="bold"/>
    </style:style>
    <style:style style:name="P13" style:family="paragraph" style:parent-style-name="Standard">
      <style:text-properties fo:font-size="20pt" style:text-underline-style="none" fo:font-weight="bold" officeooo:rsid="00042538" officeooo:paragraph-rsid="00042538" style:font-size-asian="17.5pt" style:font-weight-asian="bold" style:font-size-complex="20pt" style:font-weight-complex="bold"/>
    </style:style>
    <style:style style:name="P14" style:family="paragraph" style:parent-style-name="Standard">
      <style:text-properties fo:font-size="20pt" style:text-underline-style="none" fo:font-weight="bold" officeooo:rsid="00065b9d" officeooo:paragraph-rsid="00065b9d" style:font-size-asian="17.5pt" style:font-weight-asian="bold" style:font-size-complex="20pt" style:font-weight-complex="bold"/>
    </style:style>
    <style:style style:name="P15" style:family="paragraph" style:parent-style-name="Standard">
      <style:text-properties fo:font-size="20pt" style:text-underline-style="none" fo:font-weight="bold" officeooo:rsid="00083d4d" officeooo:paragraph-rsid="00083d4d" style:font-size-asian="17.5pt" style:font-weight-asian="bold" style:font-size-complex="20pt" style:font-weight-complex="bold"/>
    </style:style>
    <style:style style:name="P16" style:family="paragraph" style:parent-style-name="Standard">
      <style:text-properties fo:font-size="20pt" style:text-underline-style="none" fo:font-weight="bold" officeooo:rsid="00096c8d" officeooo:paragraph-rsid="00096c8d" style:font-size-asian="17.5pt" style:font-weight-asian="bold" style:font-size-complex="20pt" style:font-weight-complex="bold"/>
    </style:style>
    <style:style style:name="P17" style:family="paragraph" style:parent-style-name="Standard">
      <style:text-properties fo:font-size="20pt" style:text-underline-style="none" fo:font-weight="bold" officeooo:rsid="000a5f0f" officeooo:paragraph-rsid="000a5f0f" style:font-size-asian="17.5pt" style:font-weight-asian="bold" style:font-size-complex="20pt" style:font-weight-complex="bold"/>
    </style:style>
    <style:style style:name="P18" style:family="paragraph" style:parent-style-name="Standard">
      <style:text-properties fo:font-size="20pt" style:text-underline-style="none" fo:font-weight="bold" officeooo:rsid="00299de7" officeooo:paragraph-rsid="00299de7" style:font-size-asian="17.5pt" style:font-weight-asian="bold" style:font-size-complex="20pt" style:font-weight-complex="bold"/>
    </style:style>
    <style:style style:name="P19" style:family="paragraph" style:parent-style-name="Standard">
      <style:text-properties fo:font-size="20pt" style:text-underline-style="none" fo:font-weight="bold" officeooo:rsid="002cd8e4" officeooo:paragraph-rsid="002cd8e4" style:font-size-asian="17.5pt" style:font-weight-asian="bold" style:font-size-complex="20pt" style:font-weight-complex="bold"/>
    </style:style>
    <style:style style:name="P20" style:family="paragraph" style:parent-style-name="Standard">
      <style:text-properties fo:font-size="20pt" style:text-underline-style="none" fo:font-weight="bold" officeooo:rsid="002cd8e4" officeooo:paragraph-rsid="002d99bd" style:font-size-asian="17.5pt" style:font-weight-asian="bold" style:font-size-complex="20pt" style:font-weight-complex="bold"/>
    </style:style>
    <style:style style:name="P21" style:family="paragraph" style:parent-style-name="Standard">
      <style:text-properties fo:font-size="20pt" style:text-underline-style="none" fo:font-weight="bold" officeooo:rsid="002d99bd" officeooo:paragraph-rsid="002d99bd" style:font-size-asian="17.5pt" style:font-weight-asian="bold" style:font-size-complex="20pt" style:font-weight-complex="bold"/>
    </style:style>
    <style:style style:name="P22" style:family="paragraph" style:parent-style-name="Standard">
      <style:text-properties fo:font-size="20pt" style:text-underline-style="none" fo:font-weight="bold" officeooo:rsid="002dcbed" officeooo:paragraph-rsid="002dcbed" style:font-size-asian="17.5pt" style:font-weight-asian="bold" style:font-size-complex="20pt" style:font-weight-complex="bold"/>
    </style:style>
    <style:style style:name="P23" style:family="paragraph" style:parent-style-name="Standard">
      <style:text-properties fo:font-size="20pt" style:text-underline-style="none" fo:font-weight="bold" officeooo:rsid="002e21d5" officeooo:paragraph-rsid="002e21d5" style:font-size-asian="17.5pt" style:font-weight-asian="bold" style:font-size-complex="20pt" style:font-weight-complex="bold"/>
    </style:style>
    <style:style style:name="P24" style:family="paragraph" style:parent-style-name="Standard">
      <style:text-properties fo:font-size="20pt" style:text-underline-style="none" fo:font-weight="bold" officeooo:rsid="000a5f0f" officeooo:paragraph-rsid="000a5f0f" fo:background-color="#fff200" style:font-size-asian="17.5pt" style:font-weight-asian="bold" style:font-size-complex="20pt" style:font-weight-complex="bold"/>
    </style:style>
    <style:style style:name="P25" style:family="paragraph" style:parent-style-name="Standard">
      <style:text-properties fo:font-size="20pt" style:text-underline-style="none" fo:font-weight="bold" officeooo:rsid="0013a4c7" officeooo:paragraph-rsid="0013a4c7" fo:background-color="#ffffff" style:font-size-asian="17.5pt" style:font-weight-asian="bold" style:font-size-complex="20pt" style:font-weight-complex="bold"/>
    </style:style>
    <style:style style:name="P26" style:family="paragraph" style:parent-style-name="Standard">
      <style:text-properties fo:font-size="20pt" style:text-underline-style="none" fo:font-weight="bold" officeooo:rsid="0013a4c7" officeooo:paragraph-rsid="001432c9" fo:background-color="#ffffff" style:font-size-asian="17.5pt" style:font-weight-asian="bold" style:font-size-complex="20pt" style:font-weight-complex="bold"/>
    </style:style>
    <style:style style:name="P27" style:family="paragraph" style:parent-style-name="Standard">
      <style:text-properties fo:font-size="20pt" style:text-underline-style="none" fo:font-weight="bold" officeooo:rsid="001ab259" officeooo:paragraph-rsid="001ab259" fo:background-color="#ffffff" style:font-size-asian="17.5pt" style:font-weight-asian="bold" style:font-size-complex="20pt" style:font-weight-complex="bold"/>
    </style:style>
    <style:style style:name="P28" style:family="paragraph" style:parent-style-name="Standard">
      <style:text-properties fo:font-size="20pt" style:text-underline-style="none" fo:font-weight="bold" officeooo:rsid="001b53f0" officeooo:paragraph-rsid="001b53f0" fo:background-color="#ffffff" style:font-size-asian="17.5pt" style:font-weight-asian="bold" style:font-size-complex="20pt" style:font-weight-complex="bold"/>
    </style:style>
    <style:style style:name="P29" style:family="paragraph" style:parent-style-name="Standard">
      <style:text-properties fo:font-size="20pt" style:text-underline-style="none" fo:font-weight="bold" officeooo:rsid="001ce100" officeooo:paragraph-rsid="001ce100" fo:background-color="#ffffff" style:font-size-asian="17.5pt" style:font-weight-asian="bold" style:font-size-complex="20pt" style:font-weight-complex="bold"/>
    </style:style>
    <style:style style:name="P30" style:family="paragraph" style:parent-style-name="Standard">
      <style:text-properties fo:font-size="20pt" style:text-underline-style="none" fo:font-weight="bold" officeooo:rsid="001deb9f" officeooo:paragraph-rsid="001deb9f" fo:background-color="#ffffff" style:font-size-asian="17.5pt" style:font-weight-asian="bold" style:font-size-complex="20pt" style:font-weight-complex="bold"/>
    </style:style>
    <style:style style:name="P31" style:family="paragraph" style:parent-style-name="Standard">
      <style:text-properties fo:font-size="20pt" style:text-underline-style="none" fo:font-weight="bold" officeooo:rsid="00202eff" officeooo:paragraph-rsid="00202eff" fo:background-color="#ffffff" style:font-size-asian="17.5pt" style:font-weight-asian="bold" style:font-size-complex="20pt" style:font-weight-complex="bold"/>
    </style:style>
    <style:style style:name="P32" style:family="paragraph" style:parent-style-name="Standard">
      <style:text-properties fo:font-size="20pt" style:text-underline-style="none" fo:font-weight="bold" officeooo:rsid="00299de7" officeooo:paragraph-rsid="00299de7" fo:background-color="#ffffff" style:font-size-asian="17.5pt" style:font-weight-asian="bold" style:font-size-complex="20pt" style:font-weight-complex="bold"/>
    </style:style>
    <style:style style:name="P33" style:family="paragraph" style:parent-style-name="Standard">
      <style:text-properties fo:font-size="20pt" style:text-underline-style="none" fo:font-weight="bold" officeooo:rsid="0022ca04" officeooo:paragraph-rsid="0022ca04" style:font-size-asian="20pt" style:font-weight-asian="bold" style:font-size-complex="20pt" style:font-weight-complex="bold"/>
    </style:style>
    <style:style style:name="P34" style:family="paragraph" style:parent-style-name="Standard">
      <style:text-properties fo:font-size="20pt" style:text-underline-style="none" fo:font-weight="bold" officeooo:rsid="0022ca04" officeooo:paragraph-rsid="0024b488" style:font-size-asian="20pt" style:font-weight-asian="bold" style:font-size-complex="20pt" style:font-weight-complex="bold"/>
    </style:style>
    <style:style style:name="P35" style:family="paragraph" style:parent-style-name="Standard">
      <style:text-properties fo:font-size="20pt" style:text-underline-style="none" fo:font-weight="bold" officeooo:rsid="002576f4" officeooo:paragraph-rsid="002576f4" style:font-size-asian="20pt" style:font-weight-asian="bold" style:font-size-complex="20pt" style:font-weight-complex="bold"/>
    </style:style>
    <style:style style:name="P36" style:family="paragraph" style:parent-style-name="Standard">
      <style:text-properties fo:font-size="20pt" style:text-underline-style="none" fo:font-weight="bold" officeooo:rsid="0025c75f" officeooo:paragraph-rsid="0025c75f" style:font-size-asian="20pt" style:font-weight-asian="bold" style:font-size-complex="20pt" style:font-weight-complex="bold"/>
    </style:style>
    <style:style style:name="P37" style:family="paragraph" style:parent-style-name="Standard">
      <style:text-properties officeooo:rsid="001ce100" officeooo:paragraph-rsid="001ce100"/>
    </style:style>
    <style:style style:name="P38"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fo:font-size="20pt" style:text-underline-style="none" fo:font-weight="bold" officeooo:rsid="0013a4c7" officeooo:paragraph-rsid="0013a4c7" fo:background-color="#ffffff" style:font-size-asian="17.5pt" style:font-weight-asian="bold" style:font-size-complex="20pt" style:font-weight-complex="bold"/>
    </style:style>
    <style:style style:name="P39"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fo:font-size="20pt" style:text-underline-style="none" fo:font-weight="bold" officeooo:rsid="001deb9f" officeooo:paragraph-rsid="001deb9f" fo:background-color="#ffffff" style:font-size-asian="17.5pt" style:font-weight-asian="bold" style:font-size-complex="20pt" style:font-weight-complex="bold"/>
    </style:style>
    <style:style style:name="P40"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fo:font-size="20pt" style:text-underline-style="solid" style:text-underline-width="auto" style:text-underline-color="font-color" fo:font-weight="bold" officeooo:rsid="002e21d5" officeooo:paragraph-rsid="002e21d5" style:font-size-asian="17.5pt" style:font-weight-asian="bold" style:font-size-complex="20pt" style:font-weight-complex="bold"/>
    </style:style>
    <style:style style:name="P4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20pt" style:text-underline-style="none" fo:font-weight="bold" officeooo:rsid="001ab259" officeooo:paragraph-rsid="001ab259" fo:background-color="#ffffff" style:font-size-asian="17.5pt" style:font-weight-asian="bold" style:font-size-complex="20pt" style:font-weight-complex="bold"/>
    </style:style>
    <style:style style:name="P4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20pt" style:text-underline-style="none" fo:font-weight="bold" officeooo:rsid="001b53f0" officeooo:paragraph-rsid="001b53f0" fo:background-color="#ffffff" style:font-size-asian="17.5pt" style:font-weight-asian="bold" style:font-size-complex="20pt" style:font-weight-complex="bold"/>
    </style:style>
    <style:style style:name="P4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20pt" style:text-underline-style="none" fo:font-weight="bold" officeooo:rsid="00202eff" officeooo:paragraph-rsid="00202eff" fo:background-color="#ffffff" style:font-size-asian="17.5pt" style:font-weight-asian="bold" style:font-size-complex="20pt" style:font-weight-complex="bold"/>
    </style:style>
    <style:style style:name="P44" style:family="paragraph" style:parent-style-name="Standard" style:list-style-name="L1">
      <style:text-properties fo:font-size="20pt" style:text-underline-style="none" fo:font-weight="bold" officeooo:rsid="00040a73" officeooo:paragraph-rsid="00040a73" style:font-size-asian="17.5pt" style:font-weight-asian="bold" style:font-size-complex="20pt" style:font-weight-complex="bold"/>
    </style:style>
    <style:style style:name="P45" style:family="paragraph" style:parent-style-name="Standard" style:list-style-name="L1">
      <style:text-properties fo:font-size="20pt" style:text-underline-style="none" fo:font-weight="bold" officeooo:rsid="00042538" officeooo:paragraph-rsid="00042538" style:font-size-asian="17.5pt" style:font-weight-asian="bold" style:font-size-complex="20pt" style:font-weight-complex="bold"/>
    </style:style>
    <style:style style:name="P46" style:family="paragraph" style:parent-style-name="Standard" style:list-style-name="L2">
      <style:text-properties fo:font-size="20pt" style:text-underline-style="none" fo:font-weight="bold" officeooo:rsid="000644d9" officeooo:paragraph-rsid="000644d9" style:font-size-asian="17.5pt" style:font-weight-asian="bold" style:font-size-complex="20pt" style:font-weight-complex="bold"/>
    </style:style>
    <style:style style:name="P47" style:family="paragraph" style:parent-style-name="Standard" style:list-style-name="L2">
      <style:text-properties fo:font-size="20pt" style:text-underline-style="none" fo:font-weight="bold" officeooo:rsid="00065b9d" officeooo:paragraph-rsid="00083d4d" style:font-size-asian="17.5pt" style:font-weight-asian="bold" style:font-size-complex="20pt" style:font-weight-complex="bold"/>
    </style:style>
    <style:style style:name="P48" style:family="paragraph" style:parent-style-name="Standard" style:list-style-name="L3">
      <style:text-properties fo:font-size="20pt" style:text-underline-style="none" fo:font-weight="bold" officeooo:rsid="00096c8d" officeooo:paragraph-rsid="00096c8d" style:font-size-asian="17.5pt" style:font-weight-asian="bold" style:font-size-complex="20pt" style:font-weight-complex="bold"/>
    </style:style>
    <style:style style:name="P49" style:family="paragraph" style:parent-style-name="Standard" style:list-style-name="L23">
      <style:text-properties fo:font-size="20pt" style:text-underline-style="none" fo:font-weight="bold" officeooo:rsid="00299de7" officeooo:paragraph-rsid="00299de7" style:font-size-asian="17.5pt" style:font-weight-asian="bold" style:font-size-complex="20pt" style:font-weight-complex="bold"/>
    </style:style>
    <style:style style:name="P50" style:family="paragraph" style:parent-style-name="Standard" style:list-style-name="L24">
      <style:text-properties fo:font-size="20pt" style:text-underline-style="none" fo:font-weight="bold" officeooo:rsid="002cd8e4" officeooo:paragraph-rsid="002cd8e4" style:font-size-asian="17.5pt" style:font-weight-asian="bold" style:font-size-complex="20pt" style:font-weight-complex="bold"/>
    </style:style>
    <style:style style:name="P51" style:family="paragraph" style:parent-style-name="Standard" style:list-style-name="L25">
      <style:text-properties fo:font-size="20pt" style:text-underline-style="none" fo:font-weight="bold" officeooo:rsid="002cd8e4" officeooo:paragraph-rsid="002cd8e4" style:font-size-asian="17.5pt" style:font-weight-asian="bold" style:font-size-complex="20pt" style:font-weight-complex="bold"/>
    </style:style>
    <style:style style:name="P52" style:family="paragraph" style:parent-style-name="Standard" style:list-style-name="L25">
      <style:text-properties fo:font-size="20pt" style:text-underline-style="none" fo:font-weight="bold" officeooo:rsid="002cd8e4" officeooo:paragraph-rsid="002d99bd" style:font-size-asian="17.5pt" style:font-weight-asian="bold" style:font-size-complex="20pt" style:font-weight-complex="bold"/>
    </style:style>
    <style:style style:name="P53" style:family="paragraph" style:parent-style-name="Standard" style:list-style-name="L26">
      <style:text-properties fo:font-size="20pt" style:text-underline-style="none" fo:font-weight="bold" officeooo:rsid="002dcbed" officeooo:paragraph-rsid="002dcbed" style:font-size-asian="17.5pt" style:font-weight-asian="bold" style:font-size-complex="20pt" style:font-weight-complex="bold"/>
    </style:style>
    <style:style style:name="P54" style:family="paragraph" style:parent-style-name="Standard" style:list-style-name="L27">
      <style:text-properties fo:font-size="20pt" style:text-underline-style="none" fo:font-weight="bold" officeooo:rsid="002dcbed" officeooo:paragraph-rsid="002dcbed" style:font-size-asian="17.5pt" style:font-weight-asian="bold" style:font-size-complex="20pt" style:font-weight-complex="bold"/>
    </style:style>
    <style:style style:name="P55" style:family="paragraph" style:parent-style-name="Standard" style:list-style-name="L27">
      <style:text-properties fo:font-size="20pt" style:text-underline-style="none" fo:font-weight="bold" officeooo:rsid="002e21d5" officeooo:paragraph-rsid="002e21d5" style:font-size-asian="17.5pt" style:font-weight-asian="bold" style:font-size-complex="20pt" style:font-weight-complex="bold"/>
    </style:style>
    <style:style style:name="P56" style:family="paragraph" style:parent-style-name="Standard" style:list-style-name="L28">
      <style:text-properties fo:font-size="20pt" style:text-underline-style="none" fo:font-weight="bold" officeooo:rsid="002e21d5" officeooo:paragraph-rsid="002e21d5" style:font-size-asian="17.5pt" style:font-weight-asian="bold" style:font-size-complex="20pt" style:font-weight-complex="bold"/>
    </style:style>
    <style:style style:name="P57" style:family="paragraph" style:parent-style-name="Standard" style:list-style-name="L3">
      <style:text-properties fo:font-size="20pt" style:text-underline-style="none" fo:font-weight="bold" officeooo:rsid="00096c8d" officeooo:paragraph-rsid="00096c8d" fo:background-color="#fff200" style:font-size-asian="17.5pt" style:font-weight-asian="bold" style:font-size-complex="20pt" style:font-weight-complex="bold"/>
    </style:style>
    <style:style style:name="P58" style:family="paragraph" style:parent-style-name="Standard" style:list-style-name="L4">
      <style:text-properties fo:font-size="20pt" style:text-underline-style="none" fo:font-weight="bold" officeooo:rsid="0011ac8b" officeooo:paragraph-rsid="0011ac8b" fo:background-color="#fff200" style:font-size-asian="17.5pt" style:font-weight-asian="bold" style:font-size-complex="20pt" style:font-weight-complex="bold"/>
    </style:style>
    <style:style style:name="P59" style:family="paragraph" style:parent-style-name="Standard" style:list-style-name="L4">
      <style:text-properties fo:font-size="20pt" style:text-underline-style="none" fo:font-weight="bold" officeooo:rsid="0013a4c7" officeooo:paragraph-rsid="001432c9" fo:background-color="#fff200" style:font-size-asian="17.5pt" style:font-weight-asian="bold" style:font-size-complex="20pt" style:font-weight-complex="bold"/>
    </style:style>
    <style:style style:name="P60" style:family="paragraph" style:parent-style-name="Standard" style:list-style-name="L25">
      <style:text-properties fo:font-size="20pt" style:text-underline-style="none" fo:font-weight="bold" officeooo:rsid="002cd8e4" officeooo:paragraph-rsid="002d99bd" fo:background-color="#fff200" style:font-size-asian="17.5pt" style:font-weight-asian="bold" style:font-size-complex="20pt" style:font-weight-complex="bold"/>
    </style:style>
    <style:style style:name="P61" style:family="paragraph" style:parent-style-name="Standard" style:list-style-name="L27">
      <style:text-properties fo:font-size="20pt" style:text-underline-style="none" fo:font-weight="bold" officeooo:rsid="002e21d5" officeooo:paragraph-rsid="002e21d5" fo:background-color="#fff200" style:font-size-asian="17.5pt" style:font-weight-asian="bold" style:font-size-complex="20pt" style:font-weight-complex="bold"/>
    </style:style>
    <style:style style:name="P62" style:family="paragraph" style:parent-style-name="Standard" style:list-style-name="L4">
      <style:text-properties fo:font-size="20pt" style:text-underline-style="none" fo:font-weight="bold" officeooo:rsid="0011ac8b" officeooo:paragraph-rsid="0011ac8b" fo:background-color="#ffffff" style:font-size-asian="17.5pt" style:font-weight-asian="bold" style:font-size-complex="20pt" style:font-weight-complex="bold"/>
    </style:style>
    <style:style style:name="P63" style:family="paragraph" style:parent-style-name="Standard" style:list-style-name="L4">
      <style:text-properties fo:font-size="20pt" style:text-underline-style="none" fo:font-weight="bold" officeooo:rsid="0013a4c7" officeooo:paragraph-rsid="0013a4c7" fo:background-color="#ffffff" style:font-size-asian="17.5pt" style:font-weight-asian="bold" style:font-size-complex="20pt" style:font-weight-complex="bold"/>
    </style:style>
    <style:style style:name="P64" style:family="paragraph" style:parent-style-name="Standard" style:list-style-name="L4">
      <style:text-properties fo:font-size="20pt" style:text-underline-style="none" fo:font-weight="bold" officeooo:rsid="0013a4c7" officeooo:paragraph-rsid="001432c9" fo:background-color="#ffffff" style:font-size-asian="17.5pt" style:font-weight-asian="bold" style:font-size-complex="20pt" style:font-weight-complex="bold"/>
    </style:style>
    <style:style style:name="P65" style:family="paragraph" style:parent-style-name="Standard" style:list-style-name="L4">
      <style:text-properties fo:font-size="20pt" style:text-underline-style="none" fo:font-weight="bold" officeooo:rsid="001432c9" officeooo:paragraph-rsid="001432c9" fo:background-color="#ffffff" style:font-size-asian="17.5pt" style:font-weight-asian="bold" style:font-size-complex="20pt" style:font-weight-complex="bold"/>
    </style:style>
    <style:style style:name="P66" style:family="paragraph" style:parent-style-name="Standard" style:list-style-name="L5">
      <style:text-properties fo:font-size="20pt" style:text-underline-style="none" fo:font-weight="bold" officeooo:rsid="0018f4f5" officeooo:paragraph-rsid="001ab259" fo:background-color="#ffffff" style:font-size-asian="17.5pt" style:font-weight-asian="bold" style:font-size-complex="20pt" style:font-weight-complex="bold"/>
    </style:style>
    <style:style style:name="P67" style:family="paragraph" style:parent-style-name="Standard" style:list-style-name="L6">
      <style:text-properties fo:font-size="20pt" style:text-underline-style="none" fo:font-weight="bold" officeooo:rsid="001ab259" officeooo:paragraph-rsid="001ab259" fo:background-color="#ffffff" style:font-size-asian="17.5pt" style:font-weight-asian="bold" style:font-size-complex="20pt" style:font-weight-complex="bold"/>
    </style:style>
    <style:style style:name="P68" style:family="paragraph" style:parent-style-name="Standard" style:list-style-name="L7">
      <style:text-properties fo:font-size="20pt" style:text-underline-style="none" fo:font-weight="bold" officeooo:rsid="001b53f0" officeooo:paragraph-rsid="001b53f0" fo:background-color="#ffffff" style:font-size-asian="17.5pt" style:font-weight-asian="bold" style:font-size-complex="20pt" style:font-weight-complex="bold"/>
    </style:style>
    <style:style style:name="P69" style:family="paragraph" style:parent-style-name="Standard" style:list-style-name="L8">
      <style:text-properties fo:font-size="20pt" style:text-underline-style="none" fo:font-weight="bold" officeooo:rsid="001b53f0" officeooo:paragraph-rsid="001b53f0" fo:background-color="#ffffff" style:font-size-asian="17.5pt" style:font-weight-asian="bold" style:font-size-complex="20pt" style:font-weight-complex="bold"/>
    </style:style>
    <style:style style:name="P70" style:family="paragraph" style:parent-style-name="Standard" style:list-style-name="L9">
      <style:text-properties fo:font-size="20pt" style:text-underline-style="none" fo:font-weight="bold" officeooo:rsid="001deb9f" officeooo:paragraph-rsid="001deb9f" fo:background-color="#ffffff" style:font-size-asian="17.5pt" style:font-weight-asian="bold" style:font-size-complex="20pt" style:font-weight-complex="bold"/>
    </style:style>
    <style:style style:name="P71" style:family="paragraph" style:parent-style-name="Standard" style:list-style-name="L10">
      <style:text-properties fo:font-size="20pt" style:text-underline-style="none" fo:font-weight="bold" officeooo:rsid="001deb9f" officeooo:paragraph-rsid="001deb9f" fo:background-color="#ffffff" style:font-size-asian="17.5pt" style:font-weight-asian="bold" style:font-size-complex="20pt" style:font-weight-complex="bold"/>
    </style:style>
    <style:style style:name="P72" style:family="paragraph" style:parent-style-name="Standard" style:list-style-name="L11">
      <style:text-properties fo:font-size="20pt" style:text-underline-style="none" fo:font-weight="bold" officeooo:rsid="001deb9f" officeooo:paragraph-rsid="001deb9f" fo:background-color="#ffffff" style:font-size-asian="17.5pt" style:font-weight-asian="bold" style:font-size-complex="20pt" style:font-weight-complex="bold"/>
    </style:style>
    <style:style style:name="P73" style:family="paragraph" style:parent-style-name="Standard" style:list-style-name="L12">
      <style:text-properties fo:font-size="20pt" style:text-underline-style="none" fo:font-weight="bold" officeooo:rsid="001e503e" officeooo:paragraph-rsid="001e503e" fo:background-color="#ffffff" style:font-size-asian="17.5pt" style:font-weight-asian="bold" style:font-size-complex="20pt" style:font-weight-complex="bold"/>
    </style:style>
    <style:style style:name="P74" style:family="paragraph" style:parent-style-name="Standard" style:list-style-name="L14">
      <style:text-properties fo:font-size="20pt" style:text-underline-style="none" fo:font-weight="bold" officeooo:rsid="00202eff" officeooo:paragraph-rsid="00202eff" fo:background-color="#ffffff" style:font-size-asian="17.5pt" style:font-weight-asian="bold" style:font-size-complex="20pt" style:font-weight-complex="bold"/>
    </style:style>
    <style:style style:name="P75" style:family="paragraph" style:parent-style-name="Standard" style:list-style-name="L15">
      <style:text-properties fo:font-size="20pt" style:text-underline-style="none" fo:font-weight="bold" officeooo:rsid="00202eff" officeooo:paragraph-rsid="00202eff" fo:background-color="#ffffff" style:font-size-asian="17.5pt" style:font-weight-asian="bold" style:font-size-complex="20pt" style:font-weight-complex="bold"/>
    </style:style>
    <style:style style:name="P76" style:family="paragraph" style:parent-style-name="Standard" style:list-style-name="L16">
      <style:text-properties fo:font-size="20pt" style:text-underline-style="none" fo:font-weight="bold" officeooo:rsid="0020fbd4" officeooo:paragraph-rsid="0020fbd4" fo:background-color="#ffffff" style:font-size-asian="17.5pt" style:font-weight-asian="bold" style:font-size-complex="20pt" style:font-weight-complex="bold"/>
    </style:style>
    <style:style style:name="P77" style:family="paragraph" style:parent-style-name="Standard" style:list-style-name="L16">
      <style:text-properties fo:font-size="20pt" style:text-underline-style="none" fo:font-weight="bold" officeooo:rsid="001f8955" officeooo:paragraph-rsid="0020fbd4" fo:background-color="#ffffff" style:font-size-asian="17.5pt" style:font-weight-asian="bold" style:font-size-complex="20pt" style:font-weight-complex="bold"/>
    </style:style>
    <style:style style:name="P78" style:family="paragraph" style:parent-style-name="Standard" style:list-style-name="L22">
      <style:text-properties fo:font-size="20pt" style:text-underline-style="none" fo:font-weight="bold" officeooo:rsid="00285fae" officeooo:paragraph-rsid="00285fae" fo:background-color="#ffffff" style:font-size-asian="17.5pt" style:font-weight-asian="bold" style:font-size-complex="20pt" style:font-weight-complex="bold"/>
    </style:style>
    <style:style style:name="P79" style:family="paragraph" style:parent-style-name="Standard" style:list-style-name="L22">
      <style:text-properties fo:font-size="20pt" style:text-underline-style="none" fo:font-weight="bold" officeooo:rsid="00299de7" officeooo:paragraph-rsid="00299de7" fo:background-color="#ffffff" style:font-size-asian="17.5pt" style:font-weight-asian="bold" style:font-size-complex="20pt" style:font-weight-complex="bold"/>
    </style:style>
    <style:style style:name="P80" style:family="paragraph" style:parent-style-name="Standard" style:list-style-name="L16">
      <style:text-properties fo:font-size="20pt" style:text-underline-style="none" fo:font-weight="bold" officeooo:rsid="0020437b" officeooo:paragraph-rsid="0020fbd4" style:font-size-asian="20pt" style:font-weight-asian="bold" style:font-size-complex="20pt" style:font-weight-complex="bold"/>
    </style:style>
    <style:style style:name="P81" style:family="paragraph" style:parent-style-name="Standard" style:list-style-name="L16">
      <style:text-properties fo:font-size="20pt" style:text-underline-style="none" fo:font-weight="bold" officeooo:rsid="0020fbd4" officeooo:paragraph-rsid="0020fbd4" style:font-size-asian="20pt" style:font-weight-asian="bold" style:font-size-complex="20pt" style:font-weight-complex="bold"/>
    </style:style>
    <style:style style:name="P82" style:family="paragraph" style:parent-style-name="Standard" style:list-style-name="L16">
      <style:text-properties fo:font-size="20pt" style:text-underline-style="none" fo:font-weight="bold" officeooo:rsid="0022ca04" officeooo:paragraph-rsid="0022ca04" style:font-size-asian="20pt" style:font-weight-asian="bold" style:font-size-complex="20pt" style:font-weight-complex="bold"/>
    </style:style>
    <style:style style:name="P83" style:family="paragraph" style:parent-style-name="Standard" style:list-style-name="L17">
      <style:text-properties fo:font-size="20pt" style:text-underline-style="none" fo:font-weight="bold" officeooo:rsid="0022ca04" officeooo:paragraph-rsid="0022ca04" style:font-size-asian="20pt" style:font-weight-asian="bold" style:font-size-complex="20pt" style:font-weight-complex="bold"/>
    </style:style>
    <style:style style:name="P84" style:family="paragraph" style:parent-style-name="Standard" style:list-style-name="L18">
      <style:text-properties fo:font-size="20pt" style:text-underline-style="none" fo:font-weight="bold" officeooo:rsid="0022ca04" officeooo:paragraph-rsid="0024b488" style:font-size-asian="20pt" style:font-weight-asian="bold" style:font-size-complex="20pt" style:font-weight-complex="bold"/>
    </style:style>
    <style:style style:name="P85" style:family="paragraph" style:parent-style-name="Standard" style:list-style-name="L19">
      <style:text-properties fo:font-size="20pt" style:text-underline-style="none" fo:font-weight="bold" officeooo:rsid="0022ca04" officeooo:paragraph-rsid="0022ca04" style:font-size-asian="20pt" style:font-weight-asian="bold" style:font-size-complex="20pt" style:font-weight-complex="bold"/>
    </style:style>
    <style:style style:name="P86" style:family="paragraph" style:parent-style-name="Standard" style:list-style-name="L19">
      <style:text-properties fo:font-size="20pt" style:text-underline-style="none" fo:font-weight="bold" officeooo:rsid="0022ca04" officeooo:paragraph-rsid="0024b488" style:font-size-asian="20pt" style:font-weight-asian="bold" style:font-size-complex="20pt" style:font-weight-complex="bold"/>
    </style:style>
    <style:style style:name="P87" style:family="paragraph" style:parent-style-name="Standard" style:list-style-name="L16">
      <style:text-properties fo:font-size="20pt" style:text-underline-style="none" fo:font-weight="bold" officeooo:rsid="0023be72" officeooo:paragraph-rsid="0022ca04" style:font-size-asian="20pt" style:font-weight-asian="bold" style:font-size-complex="20pt" style:font-weight-complex="bold"/>
    </style:style>
    <style:style style:name="P88" style:family="paragraph" style:parent-style-name="Standard" style:list-style-name="L19">
      <style:text-properties fo:font-size="20pt" style:text-underline-style="none" fo:font-weight="bold" officeooo:rsid="0024b488" officeooo:paragraph-rsid="0024b488" style:font-size-asian="20pt" style:font-weight-asian="bold" style:font-size-complex="20pt" style:font-weight-complex="bold"/>
    </style:style>
    <style:style style:name="P89" style:family="paragraph" style:parent-style-name="Standard" style:list-style-name="L19">
      <style:text-properties fo:font-size="20pt" style:text-underline-style="none" fo:font-weight="bold" officeooo:rsid="002576f4" officeooo:paragraph-rsid="002576f4" style:font-size-asian="20pt" style:font-weight-asian="bold" style:font-size-complex="20pt" style:font-weight-complex="bold"/>
    </style:style>
    <style:style style:name="P90" style:family="paragraph" style:parent-style-name="Standard" style:list-style-name="L20">
      <style:text-properties fo:font-size="20pt" style:text-underline-style="none" fo:font-weight="bold" officeooo:rsid="0025c75f" officeooo:paragraph-rsid="0025c75f" style:font-size-asian="20pt" style:font-weight-asian="bold" style:font-size-complex="20pt" style:font-weight-complex="bold"/>
    </style:style>
    <style:style style:name="P91" style:family="paragraph" style:parent-style-name="Standard" style:list-style-name="L20">
      <style:text-properties fo:font-size="20pt" style:text-underline-style="none" fo:font-weight="bold" officeooo:rsid="0026e8b5" officeooo:paragraph-rsid="0026e8b5" style:font-size-asian="20pt" style:font-weight-asian="bold" style:font-size-complex="20pt" style:font-weight-complex="bold"/>
    </style:style>
    <style:style style:name="P92" style:family="paragraph" style:parent-style-name="Standard" style:list-style-name="L21">
      <style:text-properties fo:font-size="20pt" style:text-underline-style="none" fo:font-weight="bold" officeooo:rsid="0026e8b5" officeooo:paragraph-rsid="0026e8b5" style:font-size-asian="20pt" style:font-weight-asian="bold" style:font-size-complex="20pt" style:font-weight-complex="bold"/>
    </style:style>
    <style:style style:name="P93" style:family="paragraph" style:parent-style-name="Standard" style:list-style-name="L21">
      <style:text-properties fo:font-size="20pt" style:text-underline-style="none" fo:font-weight="bold" officeooo:rsid="0026e8b5" officeooo:paragraph-rsid="00274ae1" style:font-size-asian="20pt" style:font-weight-asian="bold" style:font-size-complex="20pt" style:font-weight-complex="bold"/>
    </style:style>
    <style:style style:name="P94" style:family="paragraph" style:parent-style-name="Standard" style:list-style-name="L21">
      <style:text-properties fo:font-size="20pt" style:text-underline-style="none" fo:font-weight="bold" officeooo:rsid="00274ae1" officeooo:paragraph-rsid="00274ae1" style:font-size-asian="20pt" style:font-weight-asian="bold" style:font-size-complex="20pt" style:font-weight-complex="bold"/>
    </style:style>
    <style:style style:name="P95" style:family="paragraph" style:parent-style-name="Standard" style:list-style-name="L21">
      <style:text-properties fo:font-size="20pt" style:text-underline-style="none" fo:font-weight="bold" officeooo:rsid="00285fae" officeooo:paragraph-rsid="00285fae" style:font-size-asian="20pt" style:font-weight-asian="bold" style:font-size-complex="20pt" style:font-weight-complex="bold"/>
    </style:style>
    <style:style style:name="P96" style:family="paragraph" style:parent-style-name="Standard" style:list-style-name="L16">
      <style:text-properties fo:font-size="20pt" style:text-underline-style="solid" style:text-underline-width="auto" style:text-underline-color="font-color" fo:font-weight="bold" officeooo:rsid="0022ca04" officeooo:paragraph-rsid="0022ca04" style:font-size-asian="20pt" style:font-weight-asian="bold" style:font-size-complex="20pt" style:font-weight-complex="bold"/>
    </style:style>
    <style:style style:name="P97" style:family="paragraph" style:parent-style-name="Standard" style:list-style-name="L2">
      <style:text-properties fo:color="#ce181e" fo:font-size="20pt" style:text-underline-style="none" fo:font-weight="bold" officeooo:rsid="00065b9d" officeooo:paragraph-rsid="00083d4d" style:font-size-asian="17.5pt" style:font-weight-asian="bold" style:font-size-complex="20pt" style:font-weight-complex="bold"/>
    </style:style>
    <style:style style:name="P98" style:family="paragraph" style:parent-style-name="Standard" style:list-style-name="L2">
      <style:text-properties fo:color="#ce181e" fo:font-size="20pt" style:text-underline-style="none" fo:font-weight="bold" officeooo:rsid="00083d4d" officeooo:paragraph-rsid="00083d4d" style:font-size-asian="17.5pt" style:font-weight-asian="bold" style:font-size-complex="20pt" style:font-weight-complex="bold"/>
    </style:style>
    <style:style style:name="P99" style:family="paragraph" style:parent-style-name="Standard" style:list-style-name="L2">
      <style:text-properties fo:color="#0066b3" fo:font-size="20pt" style:text-underline-style="none" fo:font-weight="bold" officeooo:rsid="00083d4d" officeooo:paragraph-rsid="00083d4d" style:font-size-asian="17.5pt" style:font-weight-asian="bold" style:font-size-complex="20pt" style:font-weight-complex="bold"/>
    </style:style>
    <style:style style:name="P100" style:family="paragraph" style:parent-style-name="Standard" style:list-style-name="L2">
      <style:text-properties fo:color="#0066b3" fo:font-size="20pt" style:text-underline-style="none" fo:font-weight="bold" officeooo:rsid="00085618" officeooo:paragraph-rsid="00085618" style:font-size-asian="17.5pt" style:font-weight-asian="bold" style:font-size-complex="20pt" style:font-weight-complex="bold"/>
    </style:style>
    <style:style style:name="P101" style:family="paragraph" style:parent-style-name="Standard" style:list-style-name="L6">
      <style:text-properties officeooo:paragraph-rsid="001ab259"/>
    </style:style>
    <style:style style:name="P102" style:family="paragraph" style:parent-style-name="Standard" style:list-style-name="L12">
      <style:text-properties officeooo:rsid="001deb9f" officeooo:paragraph-rsid="001deb9f"/>
    </style:style>
    <style:style style:name="P103" style:family="paragraph" style:parent-style-name="Standard" style:list-style-name="L13">
      <style:text-properties officeooo:rsid="001e503e" officeooo:paragraph-rsid="001e503e"/>
    </style:style>
    <style:style style:name="P104" style:family="paragraph" style:parent-style-name="Standard" style:list-style-name="L16">
      <style:text-properties officeooo:rsid="0020fbd4" officeooo:paragraph-rsid="0020fbd4"/>
    </style:style>
    <style:style style:name="P105" style:family="paragraph" style:parent-style-name="Standard" style:list-style-name="L19">
      <style:text-properties officeooo:paragraph-rsid="002576f4"/>
    </style:style>
    <style:style style:name="P106" style:family="paragraph" style:parent-style-name="Standard" style:list-style-name="L19">
      <style:text-properties officeooo:rsid="002576f4" officeooo:paragraph-rsid="002576f4"/>
    </style:style>
    <style:style style:name="P107" style:family="paragraph" style:parent-style-name="Standard" style:list-style-name="L2">
      <style:paragraph-properties style:border-line-width-bottom="0.088cm 0.026cm 0.026cm" fo:padding-left="0cm" fo:padding-right="0cm" fo:padding-top="0cm" fo:padding-bottom="0.074cm" fo:border-left="none" fo:border-right="none" fo:border-top="none" fo:border-bottom="4pt double #000000" style:join-border="false"/>
      <style:text-properties fo:font-size="20pt" style:text-underline-style="none" fo:font-weight="bold" officeooo:rsid="00065b9d" officeooo:paragraph-rsid="00065b9d" style:font-size-asian="17.5pt" style:font-weight-asian="bold" style:font-size-complex="20pt" style:font-weight-complex="bold"/>
    </style:style>
    <style:style style:name="P108" style:family="paragraph" style:parent-style-name="Standard" style:list-style-name="L4">
      <style:paragraph-properties style:border-line-width-bottom="0.088cm 0.026cm 0.026cm" fo:padding-left="0cm" fo:padding-right="0cm" fo:padding-top="0cm" fo:padding-bottom="0.074cm" fo:border-left="none" fo:border-right="none" fo:border-top="none" fo:border-bottom="4pt double #000000" style:join-border="false"/>
      <style:text-properties fo:font-size="20pt" style:text-underline-style="none" fo:font-weight="bold" officeooo:rsid="0013a4c7" officeooo:paragraph-rsid="0013a4c7" fo:background-color="#ffffff" style:font-size-asian="17.5pt" style:font-weight-asian="bold" style:font-size-complex="20pt" style:font-weight-complex="bold"/>
    </style:style>
    <style:style style:name="T1" style:family="text">
      <style:text-properties officeooo:rsid="00042538"/>
    </style:style>
    <style:style style:name="T2" style:family="text">
      <style:text-properties fo:font-size="26pt" style:text-underline-style="solid" style:text-underline-width="auto" style:text-underline-color="font-color" officeooo:rsid="000463d9" style:font-size-asian="22.75pt" style:font-size-complex="26pt"/>
    </style:style>
    <style:style style:name="T3" style:family="text">
      <style:text-properties officeooo:rsid="00083d4d"/>
    </style:style>
    <style:style style:name="T4" style:family="text">
      <style:text-properties officeooo:rsid="00085618"/>
    </style:style>
    <style:style style:name="T5" style:family="text">
      <style:text-properties officeooo:rsid="00096c8d"/>
    </style:style>
    <style:style style:name="T6" style:family="text">
      <style:text-properties officeooo:rsid="000f01af"/>
    </style:style>
    <style:style style:name="T7" style:family="text">
      <style:text-properties officeooo:rsid="0013a4c7"/>
    </style:style>
    <style:style style:name="T8" style:family="text">
      <style:text-properties officeooo:rsid="00140939"/>
    </style:style>
    <style:style style:name="T9" style:family="text">
      <style:text-properties officeooo:rsid="001432c9"/>
    </style:style>
    <style:style style:name="T10" style:family="text">
      <style:text-properties fo:background-color="#fff200" loext:char-shading-value="0"/>
    </style:style>
    <style:style style:name="T11" style:family="text">
      <style:text-properties officeooo:rsid="001432c9" fo:background-color="#fff200" loext:char-shading-value="0"/>
    </style:style>
    <style:style style:name="T12" style:family="text">
      <style:text-properties officeooo:rsid="0016262a" fo:background-color="#fff200" loext:char-shading-value="0"/>
    </style:style>
    <style:style style:name="T13" style:family="text">
      <style:text-properties officeooo:rsid="002cd8e4" fo:background-color="#fff200" loext:char-shading-value="0"/>
    </style:style>
    <style:style style:name="T14" style:family="text">
      <style:text-properties officeooo:rsid="002d99bd" fo:background-color="#fff200" loext:char-shading-value="0"/>
    </style:style>
    <style:style style:name="T15" style:family="text">
      <style:text-properties fo:font-size="20pt" style:text-underline-style="none" fo:font-weight="bold" fo:background-color="#ffffff" loext:char-shading-value="0" style:font-size-asian="17.5pt" style:font-weight-asian="bold" style:font-size-complex="20pt" style:font-weight-complex="bold"/>
    </style:style>
    <style:style style:name="T16" style:family="text">
      <style:text-properties fo:font-size="20pt" style:text-underline-style="none" fo:font-weight="bold" officeooo:rsid="0018f4f5" fo:background-color="#ffffff" loext:char-shading-value="0" style:font-size-asian="17.5pt" style:font-weight-asian="bold" style:font-size-complex="20pt" style:font-weight-complex="bold"/>
    </style:style>
    <style:style style:name="T17" style:family="text">
      <style:text-properties fo:font-size="20pt" style:text-underline-style="none" fo:font-weight="bold" officeooo:rsid="001ab259" fo:background-color="#ffffff" loext:char-shading-value="0" style:font-size-asian="17.5pt" style:font-weight-asian="bold" style:font-size-complex="20pt" style:font-weight-complex="bold"/>
    </style:style>
    <style:style style:name="T18" style:family="text">
      <style:text-properties fo:font-size="20pt" style:text-underline-style="none" fo:font-weight="bold" officeooo:rsid="001deb9f" fo:background-color="#ffffff" loext:char-shading-value="0" style:font-size-asian="17.5pt" style:font-weight-asian="bold" style:font-size-complex="20pt" style:font-weight-complex="bold"/>
    </style:style>
    <style:style style:name="T19" style:family="text">
      <style:text-properties fo:font-size="20pt" style:text-underline-style="none" fo:font-weight="bold" officeooo:rsid="001e503e" fo:background-color="#ffffff" loext:char-shading-value="0" style:font-size-asian="17.5pt" style:font-weight-asian="bold" style:font-size-complex="20pt" style:font-weight-complex="bold"/>
    </style:style>
    <style:style style:name="T20" style:family="text">
      <style:text-properties fo:font-size="20pt" style:text-underline-style="none" fo:font-weight="bold" officeooo:rsid="00202eff" fo:background-color="#ffffff" loext:char-shading-value="0" style:font-size-asian="17.5pt" style:font-weight-asian="bold" style:font-size-complex="20pt" style:font-weight-complex="bold"/>
    </style:style>
    <style:style style:name="T21" style:family="text">
      <style:text-properties fo:font-size="20pt" style:text-underline-style="none" fo:font-weight="bold" officeooo:rsid="001f8955" fo:background-color="#ffffff" loext:char-shading-value="0" style:font-size-asian="17.5pt" style:font-weight-asian="bold" style:font-size-complex="20pt" style:font-weight-complex="bold"/>
    </style:style>
    <style:style style:name="T22" style:family="text">
      <style:text-properties fo:font-size="20pt" style:text-underline-style="none" fo:font-weight="bold" style:font-size-asian="20pt" style:font-weight-asian="bold" style:font-size-complex="20pt" style:font-weight-complex="bold"/>
    </style:style>
    <style:style style:name="T23" style:family="text">
      <style:text-properties fo:font-size="20pt" style:text-underline-style="none" fo:font-weight="bold" officeooo:rsid="0024b488" style:font-size-asian="20pt" style:font-weight-asian="bold" style:font-size-complex="20pt" style:font-weight-complex="bold"/>
    </style:style>
    <style:style style:name="T24" style:family="text">
      <style:text-properties fo:font-size="20pt" style:text-underline-style="none" fo:font-weight="bold" officeooo:rsid="002576f4" style:font-size-asian="20pt" style:font-weight-asian="bold" style:font-size-complex="20pt" style:font-weight-complex="bold"/>
    </style:style>
    <style:style style:name="T25" style:family="text">
      <style:text-properties officeooo:rsid="0020fbd4"/>
    </style:style>
    <style:style style:name="T26" style:family="text">
      <style:text-properties officeooo:rsid="0024b488"/>
    </style:style>
    <style:style style:name="T27" style:family="text">
      <style:text-properties officeooo:rsid="0026e8b5"/>
    </style:style>
    <style:style style:name="T28" style:family="text">
      <style:text-properties officeooo:rsid="00274ae1"/>
    </style:style>
    <style:style style:name="T29" style:family="text">
      <style:text-properties officeooo:rsid="002cd8e4"/>
    </style:style>
    <style:style style:name="T30" style:family="text">
      <style:text-properties officeooo:rsid="002d99bd"/>
    </style:style>
    <style:style style:name="T31" style:family="text">
      <style:text-properties officeooo:rsid="0031e0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438cm" fo:text-indent="-0.635cm" fo:margin-left="1.43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3cm" fo:text-indent="-0.635cm" fo:margin-left="2.07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8cm" fo:text-indent="-0.635cm" fo:margin-left="2.7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3cm" fo:text-indent="-0.635cm" fo:margin-left="3.3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8cm" fo:text-indent="-0.635cm" fo:margin-left="3.9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3cm" fo:text-indent="-0.635cm" fo:margin-left="4.61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8cm" fo:text-indent="-0.635cm" fo:margin-left="5.2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3cm" fo:text-indent="-0.635cm" fo:margin-left="5.8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8cm" fo:text-indent="-0.635cm" fo:margin-left="6.5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3cm" fo:text-indent="-0.635cm" fo:margin-left="7.153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38cm" fo:text-indent="-0.635cm" fo:margin-left="1.43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73cm" fo:text-indent="-0.635cm" fo:margin-left="2.07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08cm" fo:text-indent="-0.635cm" fo:margin-left="2.7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43cm" fo:text-indent="-0.635cm" fo:margin-left="3.3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78cm" fo:text-indent="-0.635cm" fo:margin-left="3.9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13cm" fo:text-indent="-0.635cm" fo:margin-left="4.61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48cm" fo:text-indent="-0.635cm" fo:margin-left="5.2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83cm" fo:text-indent="-0.635cm" fo:margin-left="5.8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18cm" fo:text-indent="-0.635cm" fo:margin-left="6.51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53cm" fo:text-indent="-0.635cm" fo:margin-left="7.153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text:tab/><text:tab/><text:tab/><text:tab/><text:span text:style-name="T2">MONGO DB</text:span></text:p>
      <text:p text:style-name="P1"/>
      <text:p text:style-name="P1">DAY1</text:p>
      <text:p text:style-name="P1"/>
      <text:list xml:id="list1243812159" text:style-name="L1">
        <text:list-item>
          <text:p text:style-name="P44">introduction to meanStack architecture</text:p>
        </text:list-item>
        <text:list-item>
          <text:p text:style-name="P44">Frontend technologies</text:p>
          <text:p text:style-name="P44">1.html</text:p>
          <text:p text:style-name="P44">2.css</text:p>
          <text:p text:style-name="P44">4.bootstrap or any other framework</text:p>
          <text:p text:style-name="P44">5.angular : for single page web appl</text:p>
        </text:list-item>
        <text:list-item>
          <text:p text:style-name="P44">Backend technologies</text:p>
          <text:p text:style-name="P44">1.nodejs : for backend logic and resource handling</text:p>
          <text:p text:style-name="P44">2.express.js : nodejs based framework <text:span text:style-name="T1">creates middleware</text:span></text:p>
          <text:p text:style-name="P44">3.mo<text:span text:style-name="T1">n</text:span>godb driver(generic) or mongoose</text:p>
          <text:p text:style-name="P44">databases(either sql or nosql)</text:p>
          <text:p text:style-name="P45">4.database or db cluster</text:p>
          <text:p text:style-name="P45">5.REST : for communication bet client and server</text:p>
          <text:p text:style-name="P45">6.log4js : for logging files or debugging purpose</text:p>
          <text:p text:style-name="P45">7.jwt :(json web token) for secure commnct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oft-page-break/>DAY2</text:p>
      <text:p text:style-name="P2"/>
      <text:list xml:id="list2509305663" text:style-name="L2">
        <text:list-item>
          <text:p text:style-name="P46">what is information</text:p>
        </text:list-item>
        <text:list-item>
          <text:p text:style-name="P46">what is data </text:p>
        </text:list-item>
        <text:list-item>
          <text:p text:style-name="P46">how can we store data</text:p>
        </text:list-item>
        <text:list-item>
          <text:p text:style-name="P46">drawback with file system</text:p>
          <text:p text:style-name="P46">1. no defined structure</text:p>
          <text:p text:style-name="P46">2. redundancy problem</text:p>
          <text:p text:style-name="P46">3. slow</text:p>
          <text:p text:style-name="P46">4. no multi frequency excess (mfe)</text:p>
        </text:list-item>
        <text:list-item>
          <text:p text:style-name="P46">what is database</text:p>
          <text:p text:style-name="P46">1.data : structured info + base : place</text:p>
          <text:p text:style-name="P46">2.persistance and permanent</text:p>
          <text:p text:style-name="P107"/>
          <text:p text:style-name="P46"/>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81016457195614" text:continue-numbering="true" text:style-name="L2">
        <text:list-item>
          <text:p text:style-name="P97"><text:soft-page-break/>types of databases </text:p>
          <text:p text:style-name="P97">sql : </text:p>
          <text:p text:style-name="P97">1.based on structured query language</text:p>
          <text:p text:style-name="P97">2.<text:span text:style-name="T3">relationship based db</text:span></text:p>
          <text:p text:style-name="P98">3. has RDBMS</text:p>
          <text:p text:style-name="P98">4.slower</text:p>
          <text:p text:style-name="P98">5.made to store application data</text:p>
          <text:p text:style-name="P98">6.stores data in tables</text:p>
          <text:p text:style-name="P98">7.we need to learn sql</text:p>
          <text:p text:style-name="P98">8.comes with authentication and aut<text:span text:style-name="T31">ho</text:span>rization</text:p>
          <text:p text:style-name="P98">9.well schema db<text:span text:style-name="T5">(static)</text:span></text:p>
          <text:p text:style-name="P98">10.egs : oracle server db , mysql , postgre ,h2d db ,mariya db</text:p>
        </text:list-item>
      </text:list>
      <text:p text:style-name="P15"/>
      <text:list xml:id="list181016953668137" text:continue-numbering="true" text:style-name="L2">
        <text:list-item>
          <text:p text:style-name="P99">nosql :</text:p>
          <text:p text:style-name="P99">1.any other lang like js</text:p>
          <text:p text:style-name="P99">2. no relationship based database(collection,doc)</text:p>
          <text:p text:style-name="P99">3. no RDBMS</text:p>
          <text:p text:style-name="P99">4.faster</text:p>
          <text:p text:style-name="P99">5.can store search engine related data , cache , browsing data , application data</text:p>
          <text:p text:style-name="P99">6.stores in form of collection or document (json/bson)</text:p>
          <text:p text:style-name="P99">7.no need to learn sql</text:p>
          <text:p text:style-name="P99">8.it is open database</text:p>
          <text:p text:style-name="P99">9.<text:span text:style-name="T4">dynamic schema</text:span></text:p>
          <text:p text:style-name="P100">10.egs :mongodb , dynamo db , kasandra <text:s/>, redis , mlab</text:p>
          <text:p text:style-name="P47"/>
        </text:list-item>
      </text:list>
      <text:p text:style-name="P14"/>
      <text:p text:style-name="P14"/>
      <text:p text:style-name="P14"/>
      <text:p text:style-name="P14"/>
      <text:p text:style-name="P14"/>
      <text:p text:style-name="P3"><text:soft-page-break/>DAY3</text:p>
      <text:p text:style-name="P3"/>
      <text:list xml:id="list1266789348" text:style-name="L3">
        <text:list-item>
          <text:p text:style-name="P48">mongo db installation : go to <text:span text:style-name="T6">www.</text:span>mongodb.org</text:p>
        </text:list-item>
        <text:list-item>
          <text:p text:style-name="P48">choose your os and download the file</text:p>
        </text:list-item>
        <text:list-item>
          <text:p text:style-name="P48">for linux systems</text:p>
        </text:list-item>
        <text:list-item>
          <text:p text:style-name="P48">to see the mongo db process status:</text:p>
          <text:p text:style-name="P57">sudo systemctl status mongod.service</text:p>
        </text:list-item>
        <text:list-item>
          <text:p text:style-name="P48">to start the process :</text:p>
          <text:p text:style-name="P57">sudo systemctl start mongod.service</text:p>
        </text:list-item>
        <text:list-item>
          <text:p text:style-name="P48">to stop the mongo service :</text:p>
          <text:p text:style-name="P57">sudo systemctl stop mongod.service</text:p>
        </text:list-item>
        <text:list-item>
          <text:p text:style-name="P48">to restart the mongo service :</text:p>
          <text:p text:style-name="P57">sudo systemctl restart mongod.service</text:p>
        </text:list-item>
      </text:list>
      <text:p text:style-name="P16"/>
      <text:p text:style-name="P17">the other way to do the same thing is</text:p>
      <text:p text:style-name="P24">1. sudo service mongod start</text:p>
      <text:p text:style-name="P24">2.sudo service mongod stop</text:p>
      <text:p text:style-name="P24">3.sudo service mongod restart</text:p>
      <text:p text:style-name="P24">4.sudo service mongod statu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text:soft-page-break/>DAY4</text:p>
      <text:p text:style-name="P7"/>
      <text:list xml:id="list1269703791" text:style-name="L4">
        <text:list-item>
          <text:p text:style-name="P62">what is virtualization and its need</text:p>
        </text:list-item>
        <text:list-item>
          <text:p text:style-name="P62">virtualization helps us operate multiple os on a single machine</text:p>
        </text:list-item>
        <text:list-item>
          <text:p text:style-name="P62">first purge out mongo db from your machine:</text:p>
          <text:list>
            <text:list-header>
              <text:p text:style-name="P58">sudo apt purge mongodb*</text:p>
            </text:list-header>
          </text:list>
        </text:list-item>
        <text:list-item>
          <text:p text:style-name="P62">we need to install two softwares now </text:p>
          <text:p text:style-name="P62">1.virtualbox : <text:span text:style-name="T7">it is type-2 hypervisor ,enables us to host different os </text:span></text:p>
          <text:p text:style-name="P63">2.vagrant : virtual machine manager</text:p>
          <text:p text:style-name="P108"/>
        </text:list-item>
      </text:list>
      <text:p text:style-name="P25"/>
      <text:list xml:id="list181017771643271" text:continue-numbering="true" text:style-name="L4">
        <text:list-item>
          <text:p text:style-name="P63">for linux :)</text:p>
        </text:list-item>
        <text:list-item>
          <text:p text:style-name="P63">to install virtual box on linux</text:p>
          <text:p text:style-name="P63">: <text:span text:style-name="T10">sudo apt-get <text:s/>instal</text:span><text:span text:style-name="T12">l</text:span><text:span text:style-name="T10"> virtualbox</text:span></text:p>
        </text:list-item>
        <text:list-item>
          <text:p text:style-name="P63">to install vagrant</text:p>
          <text:p text:style-name="P63">: <text:span text:style-name="T10">sudo apt-get instal</text:span><text:span text:style-name="T12">l</text:span><text:span text:style-name="T10"> vagrant</text:span></text:p>
        </text:list-item>
      </text:list>
      <text:p text:style-name="P25"/>
      <text:list xml:id="list181017736665790" text:continue-numbering="true" text:style-name="L4">
        <text:list-item>
          <text:p text:style-name="P63">for windows user :(</text:p>
        </text:list-item>
        <text:list-item>
          <text:p text:style-name="P63">to install virtual box : go to virtualbox website and download the file and simply install it</text:p>
        </text:list-item>
        <text:list-item>
          <text:p text:style-name="P63">to install vagrant: go to vagrant website and download the file and install it simply</text:p>
        </text:list-item>
      </text:list>
      <text:p text:style-name="P25"/>
      <text:p text:style-name="P38"/>
      <text:p text:style-name="P25"/>
      <text:list xml:id="list181018218902250" text:continue-numbering="true" text:style-name="L4">
        <text:list-header>
          <text:p text:style-name="P65"/>
        </text:list-header>
      </text:list>
      <text:p text:style-name="P25"/>
      <text:p text:style-name="P25"/>
      <text:p text:style-name="P14"/>
      <text:p text:style-name="P14"/>
      <text:p text:style-name="P14"/>
      <text:p text:style-name="P14"/>
      <text:list xml:id="list181016493458658" text:continue-numbering="true" text:style-name="L4">
        <text:list-item>
          <text:p text:style-name="P64"><text:soft-page-break/>steps to get started with virtual machine</text:p>
          <text:p text:style-name="P64">1. create working space for vagrant</text:p>
          <text:p text:style-name="P64">2. intitialize the space as vagrant file :</text:p>
          <text:list>
            <text:list-item>
              <text:list>
                <text:list-header>
                  <text:p text:style-name="P59">vagrant init</text:p>
                </text:list-header>
              </text:list>
            </text:list-item>
          </text:list>
        </text:list-item>
      </text:list>
      <text:p text:style-name="P26"><text:tab/>3. inside the Vagrantfile make the following changes</text:p>
      <text:p text:style-name="P26"><text:tab/><text:tab/>a. <text:span text:style-name="T8">Config.vm.box = “our box image”</text:span></text:p>
      <text:p text:style-name="P26"><text:tab/><text:tab/><text:span text:style-name="T8">b. <text:s/>Uncomment : config.vm.network</text:span></text:p>
      <text:p text:style-name="P26"><text:tab/><text:span text:style-name="T9">4. to start the vagrant (inside your vagrant dir):</text:span></text:p>
      <text:p text:style-name="P26"><text:tab/><text:tab/><text:span text:style-name="T11">vagrant up </text:span></text:p>
      <text:p text:style-name="P26"><text:tab/><text:span text:style-name="T9">5. to get into the machine :</text:span></text:p>
      <text:p text:style-name="P26"><text:tab/><text:tab/><text:span text:style-name="T11">vagrant ssh</text:span></text:p>
      <text:p text:style-name="P26"><text:tab/><text:span text:style-name="T9">6. to exit <text:s/>: <text:s/></text:span><text:span text:style-name="T11">exit</text:span></text:p>
      <text:p text:style-name="P26"><text:tab/><text:span text:style-name="T9">7. to stop machine use: </text:span><text:span text:style-name="T11">vagrant halt</text:span></text:p>
      <text:p text:style-name="P26"><text:tab/><text:span text:style-name="T9">8. to destroy the image use : </text:span><text:span text:style-name="T11">vagrant destroy</text:span></text:p>
      <text:p text:style-name="P26"><text:tab/><text:span text:style-name="T9">9. to restart the machine :</text:span><text:span text:style-name="T11">vagrant reload</text:span></text:p>
      <text:p text:style-name="P26"><text:tab/><text:tab/></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text:soft-page-break/>DAY5</text:p>
      <text:p text:style-name="P8"/>
      <text:list xml:id="list4257721793" text:style-name="L5">
        <text:list-item>
          <text:p text:style-name="P66">basics : </text:p>
        </text:list-item>
      </text:list>
      <text:list xml:id="list1425616394" text:style-name="L6">
        <text:list-item>
          <text:p text:style-name="P101"><text:span text:style-name="T16">to see the database</text:span><text:span text:style-name="T17">s </text:span><text:span text:style-name="T16"><text:s/>: </text:span><text:span text:style-name="T17">show dbs ;</text:span></text:p>
        </text:list-item>
        <text:list-item>
          <text:p text:style-name="P67">to use the db : use dbname ; this will only show when you put some data into the db</text:p>
        </text:list-item>
      </text:list>
      <text:p text:style-name="P41"/>
      <text:p text:style-name="P27"/>
      <text:p text:style-name="P28">lets start creating users</text:p>
      <text:list xml:id="list1713835715" text:style-name="L7">
        <text:list-item>
          <text:p text:style-name="P68">to create a user first we have to enable the access rights in the mongod.conf file in /etc directory .just uncomment that line an have 2 space indentation</text:p>
        </text:list-item>
        <text:list-item>
          <text:p text:style-name="P68">we start by creating a root user for the mongodb the root user is the king user he have all the rights we will talk about roles later.</text:p>
        </text:list-item>
        <text:list-item>
          <text:p text:style-name="P68">To create a user we type this command inside the mongodb terminal </text:p>
          <text:list>
            <text:list-header>
              <text:p text:style-name="P68">db.createUser(userobj)</text:p>
            </text:list-header>
          </text:list>
        </text:list-item>
        <text:list-item>
          <text:p text:style-name="P68">this userobj should conatain the following props</text:p>
          <text:list>
            <text:list-header>
              <text:p text:style-name="P68">var userobj = { “user” : “rootusername”,</text:p>
              <text:list>
                <text:list-item>
                  <text:list>
                    <text:list-item>
                      <text:list>
                        <text:list-item>
                          <text:list>
                            <text:list-item>
                              <text:list>
                                <text:list-header>
                                  <text:p text:style-name="P68">“pwd” : “yourpassword”,</text:p>
                                  <text:p text:style-name="P68">“roles” : [“root”]</text:p>
                                </text:list-header>
                              </text:list>
                            </text:list-item>
                          </text:list>
                        </text:list-item>
                      </text:list>
                    </text:list-item>
                  </text:list>
                </text:list-item>
              </text:list>
              <text:p text:style-name="P68">}</text:p>
            </text:list-header>
          </text:list>
        </text:list-item>
        <text:list-item>
          <text:p text:style-name="P68">if successful this shows a message that user is added</text:p>
        </text:list-item>
        <text:list-item>
          <text:p text:style-name="P68">you need to do all this inside admin db</text:p>
        </text:list-item>
        <text:list-item>
          <text:p text:style-name="P68">now to see the user we have multiple ways</text:p>
        </text:list-item>
      </text:list>
      <text:list xml:id="list1953777752" text:style-name="L8">
        <text:list-item>
          <text:p text:style-name="P69">show users</text:p>
        </text:list-item>
        <text:list-item>
          <text:p text:style-name="P69">db.getUsers();</text:p>
        </text:list-item>
        <text:list-item>
          <text:p text:style-name="P69">db.getUser(“specific username”);</text:p>
        </text:list-item>
      </text:list>
      <text:p text:style-name="P28"/>
      <text:p text:style-name="P42"/>
      <text:p text:style-name="P28"/>
      <text:p text:style-name="P29"/>
      <text:p text:style-name="P29"/>
      <text:p text:style-name="P37"><text:soft-page-break/><text:span text:style-name="T15">let us learn about some roles now that we have in mongodb </text:span><text:span text:style-name="T18">database related role </text:span></text:p>
      <text:list xml:id="list2636747912" text:style-name="L9">
        <text:list-item>
          <text:p text:style-name="P70">operational roles</text:p>
        </text:list-item>
      </text:list>
      <text:list xml:id="list1724978044" text:style-name="L10">
        <text:list-item>
          <text:p text:style-name="P71">read : has only read access</text:p>
        </text:list-item>
        <text:list-item>
          <text:p text:style-name="P71">readWrite : has read+write acces</text:p>
        </text:list-item>
      </text:list>
      <text:list xml:id="list1058393210" text:style-name="L11">
        <text:list-item>
          <text:p text:style-name="P72">administrative role</text:p>
        </text:list-item>
      </text:list>
      <text:list xml:id="list3108269370" text:style-name="L12">
        <text:list-item>
          <text:p text:style-name="P102"><text:span text:style-name="T15">dbAdmin :has </text:span><text:span text:style-name="T19">dboperation roles like schema ,read write etc but does not have role management capabilities</text:span></text:p>
        </text:list-item>
        <text:list-item>
          <text:p text:style-name="P73">dbOwner : can perform any task operational + role management</text:p>
        </text:list-item>
        <text:list-item>
          <text:p text:style-name="P73">userAdmin:can do role managment related task for db and also for clusters</text:p>
        </text:list-item>
      </text:list>
      <text:list xml:id="list317165776" text:style-name="L13">
        <text:list-item>
          <text:p text:style-name="P103"><text:span text:style-name="T15">Superuser </text:span><text:span text:style-name="T20">role</text:span></text:p>
        </text:list-item>
      </text:list>
      <text:list xml:id="list2168996491" text:style-name="L14">
        <text:list-item>
          <text:p text:style-name="P74">root : has all access</text:p>
        </text:list-item>
      </text:list>
      <text:p text:style-name="P43"/>
      <text:p text:style-name="P31"/>
      <text:p text:style-name="P31"/>
      <text:list xml:id="list58931682" text:style-name="L15">
        <text:list-item>
          <text:p text:style-name="P75">to add user to multiple dbs just inside the roles property do like this :</text:p>
        </text:list-item>
      </text:list>
      <text:p text:style-name="P31"><text:tab/><text:tab/>{</text:p>
      <text:p text:style-name="P31"><text:tab/><text:tab/>roles : [{db: “dbname”, “roles”:[roles]}]<text:tab/></text:p>
      <text:p text:style-name="P31">}</text:p>
      <text:list xml:id="list3027833372" text:style-name="L16">
        <text:list-item>
          <text:p text:style-name="P76">to change the user password:</text:p>
          <text:p text:style-name="P77">db.changeUserPassword(“username”,”new pwd”) ;</text:p>
        </text:list-item>
        <text:list-item>
          <text:p text:style-name="P104"><text:span text:style-name="T15">this can be done by only dbOwner , </text:span><text:span text:style-name="T21">root user </text:span><text:span text:style-name="T15">and</text:span><text:span text:style-name="T21"> adminUser</text:span></text:p>
        </text:list-item>
        <text:list-item>
          <text:p text:style-name="P104"><text:span text:style-name="T21">t</text:span><text:span text:style-name="T15">o grant some new roles to user :</text:span></text:p>
          <text:p text:style-name="P80">db.grantRolesToUser(username,rolesarray) ;</text:p>
        </text:list-item>
        <text:list-item>
          <text:p text:style-name="P81">to remove user roles :</text:p>
          <text:p text:style-name="P80">db.revokeRolesFromUser(“rootuser”,<text:span text:style-name="T25">[</text:span>rolesarray<text:span text:style-name="T25">]</text:span>);</text:p>
        </text:list-item>
        <text:list-item>
          <text:p text:style-name="P82">to delete a user</text:p>
          <text:p text:style-name="P87">db.dropUser(“username”) ;</text:p>
          <text:p text:style-name="P87"/>
          <text:p text:style-name="P96"><text:soft-page-break/>DAY6</text:p>
        </text:list-item>
      </text:list>
      <text:p text:style-name="P10"/>
      <text:list xml:id="list181017967760096" text:continue-numbering="true" text:style-name="L16">
        <text:list-item>
          <text:p text:style-name="P82">dat<text:span text:style-name="T26">a</text:span>base related operatoions</text:p>
        </text:list-item>
      </text:list>
      <text:list xml:id="list1499778227" text:style-name="L17">
        <text:list-item>
          <text:p text:style-name="P83">to create a collection:</text:p>
          <text:p text:style-name="P83">db.createCollection(“collcn-name”);</text:p>
        </text:list-item>
        <text:list-item>
          <text:p text:style-name="P83">to insert data into the collection :</text:p>
          <text:p text:style-name="P83">a. <text:s/>db.insert({jsonobj}) <text:s text:c="3"/>-deprecated method</text:p>
          <text:p text:style-name="P83">b. <text:s/>db.insertOne({jsonObj}) – for single obj</text:p>
          <text:p text:style-name="P83">c. <text:s/>db.insertMany({“jsonobj”}) - for multiple documents</text:p>
        </text:list-item>
      </text:list>
      <text:p text:style-name="P34"><text:s text:c="3"/></text:p>
      <text:list xml:id="list3237869085" text:style-name="L18">
        <text:list-item>
          <text:p text:style-name="P84">read operations</text:p>
        </text:list-item>
        <text:list-item>
          <text:p text:style-name="P84">to read the documents</text:p>
        </text:list-item>
      </text:list>
      <text:list xml:id="list816727219" text:style-name="L19">
        <text:list-item>
          <text:list>
            <text:list-item>
              <text:p text:style-name="P85">db.collectionname.find();</text:p>
            </text:list-item>
          </text:list>
        </text:list-item>
        <text:list-item>
          <text:p text:style-name="P85">to make it look good </text:p>
          <text:list>
            <text:list-item>
              <text:p text:style-name="P86">db.collectionname.find().pretty() ;</text:p>
            </text:list-item>
          </text:list>
        </text:list-item>
        <text:list-item>
          <text:p text:style-name="P88">lets play more with find()</text:p>
          <text:p text:style-name="P89">1.find() takes two arguments filter and projection both of these are objects lets see the syntax</text:p>
          <text:list>
            <text:list-header>
              <text:p text:style-name="P105"><text:span text:style-name="T24">db.collname.find({filter},{projection}) ;</text:span><text:span text:style-name="T23"><text:tab/><text:tab/></text:span></text:p>
            </text:list-header>
          </text:list>
          <text:p text:style-name="P106"><text:span text:style-name="T23">a. </text:span><text:span text:style-name="T22">filter will filter out according to some condition and projection will project properties that u want to see</text:span></text:p>
        </text:list-item>
        <text:list-item>
          <text:p text:style-name="P89">some logical operators are as follows</text:p>
          <text:p text:style-name="P89">A. Logical operators</text:p>
          <text:p text:style-name="P89">1. or --&gt; $or</text:p>
          <text:p text:style-name="P89">2. and --&gt; $and </text:p>
        </text:list-item>
      </text:list>
      <text:p text:style-name="P35"/>
      <text:p text:style-name="P35"/>
      <text:p text:style-name="P35"/>
      <text:p text:style-name="P35"/>
      <text:p text:style-name="P35"/>
      <text:p text:style-name="P35"/>
      <text:p text:style-name="P35"/>
      <text:p text:style-name="P35"><text:soft-page-break/><text:tab/>B. comparison operator</text:p>
      <text:p text:style-name="P35">1. <text:s/>&gt; <text:s text:c="5"/>--&gt; <text:s text:c="2"/>$gt <text:s text:c="13"/>ie. greater than</text:p>
      <text:p text:style-name="P35">2. <text:s/>&gt; <text:s text:c="5"/>--&gt; <text:s text:c="2"/>$lt <text:s text:c="11"/>ie. less than</text:p>
      <text:p text:style-name="P35">3. <text:s/>&gt;= <text:s text:c="5"/>--&gt; <text:s text:c="2"/>$gte <text:s text:c="13"/>ie. greater than or equal</text:p>
      <text:p text:style-name="P35">4. <text:s/>&lt;= <text:s text:c="5"/>--&gt; <text:s text:c="2"/>$lte <text:s text:c="12"/>ie. less than or equal</text:p>
      <text:p text:style-name="P35">5. <text:s text:c="2"/>== <text:s text:c="5"/>--&gt; <text:s text:c="2"/>$eq <text:s text:c="12"/>ie. equal to</text:p>
      <text:p text:style-name="P35">6. <text:s/>! <text:s text:c="5"/>--&gt; <text:s text:c="2"/>$ne <text:s text:c="13"/>ie. not equal to</text:p>
      <text:p text:style-name="P35"/>
      <text:p text:style-name="P36">lets take an example using find method just remember the syntax for find()</text:p>
      <text:p text:style-name="P36"/>
      <text:p text:style-name="P36">db.items.find({“salary”: {$gt :5000}},{_id:0, “name”:true});</text:p>
      <text:p text:style-name="P33"/>
      <text:list xml:id="list3862408453" text:style-name="L20">
        <text:list-item>
          <text:p text:style-name="P90">normaly if we give , between conditions it means and </text:p>
        </text:list-item>
        <text:list-item>
          <text:p text:style-name="P90">we have to explicitly use $or for logical or operation</text:p>
          <text:p text:style-name="P90">eg.</text:p>
          <text:p text:style-name="P90">db.items.find({$or:[{“salary”: {$gt :5000},{“salary”: {$lt :8000}},{“salary”: {$gt :10000},{“salary”: {$lt :20000}}],{_id:0, “name”:true});</text:p>
        </text:list-item>
      </text:list>
      <text:p text:style-name="P36"/>
      <text:p text:style-name="P36"/>
      <text:list xml:id="list181016856634671" text:continue-numbering="true" text:style-name="L20">
        <text:list-item>
          <text:p text:style-name="P90">lets see how can we sort the results after using find</text:p>
        </text:list-item>
        <text:list-item>
          <text:p text:style-name="P90">we use sort() for that , inside it if we pass -1 then sorting <text:span text:style-name="T27">takes place in theh reverse order</text:span></text:p>
        </text:list-item>
        <text:list-item>
          <text:p text:style-name="P91">default sorting takes place accoring to id</text:p>
          <text:p text:style-name="P91"/>
          <text:p text:style-name="P90"/>
        </text:list-item>
      </text:list>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11">DAY7</text:p>
      <text:p text:style-name="P33"/>
      <text:list xml:id="list4220830624" text:style-name="L21">
        <text:list-item>
          <text:p text:style-name="P92">update operations</text:p>
        </text:list-item>
        <text:list-item>
          <text:p text:style-name="P92">for updating any data we have three functions ,syntax looks like this</text:p>
          <text:p text:style-name="P93">1. db.collname.update({filter},{update data}) ;</text:p>
          <text:p text:style-name="P93">--<text:span text:style-name="T28">&gt;deprecated now , new methods are</text:span></text:p>
          <text:p text:style-name="P94">2. db.collname.updateOne({filter},{data}) ;</text:p>
          <text:p text:style-name="P94">3. db.collname.updateMany({filter},{data}) ;</text:p>
        </text:list-item>
        <text:list-item>
          <text:p text:style-name="P95">we have some utility methods such as </text:p>
          <text:p text:style-name="P95">1. limit(no.of results to limit)</text:p>
          <text:p text:style-name="P95">2. skip(no.of result to skip) </text:p>
        </text:list-item>
      </text:list>
      <text:list xml:id="list181016898719781" text:continue-list="list181017967760096" text:style-name="L16">
        <text:list-header>
          <text:p text:style-name="P77"/>
        </text:list-header>
      </text:list>
      <text:p text:style-name="P39"/>
      <text:p text:style-name="P30"/>
      <text:p text:style-name="P9"/>
      <text:p text:style-name="P9"/>
      <text:p text:style-name="P9"/>
      <text:p text:style-name="P9"/>
      <text:p text:style-name="P9"/>
      <text:p text:style-name="P9"/>
      <text:p text:style-name="P9"/>
      <text:p text:style-name="P9"/>
      <text:p text:style-name="P9"/>
      <text:p text:style-name="P9"/>
      <text:p text:style-name="P9"><text:soft-page-break/>DAY8</text:p>
      <text:p text:style-name="P9"/>
      <text:list xml:id="list1907355304" text:style-name="L22">
        <text:list-item>
          <text:p text:style-name="P78">now guys we havent seen any strong schema till now and because of that we even havent seen relationship actually we dont have relationship unlike sql dbs since they have rdbms , but it is possible to create relationship by our own</text:p>
        </text:list-item>
        <text:list-item>
          <text:p text:style-name="P78">there are two ways to create relationship</text:p>
          <text:p text:style-name="P78">1. nested relation</text:p>
          <text:p text:style-name="P78">2. reference type relation</text:p>
        </text:list-item>
        <text:list-item>
          <text:p text:style-name="P79">both of these relationship can be one of these 3 types</text:p>
          <text:p text:style-name="P79">1. one-one</text:p>
          <text:p text:style-name="P79">2. one-many</text:p>
          <text:p text:style-name="P79">3. many-many </text:p>
        </text:list-item>
        <text:list-item>
          <text:p text:style-name="P79">yo<text:span text:style-name="T29">u</text:span> may find it a little abstract now but lets see an example to get a deeper meaning</text:p>
        </text:list-item>
      </text:list>
      <text:p text:style-name="P32"/>
      <text:p text:style-name="P32"/>
      <text:p text:style-name="P32"/>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DAY9</text:p>
      <text:p text:style-name="P4"/>
      <text:list xml:id="list422476275" text:style-name="L23">
        <text:list-item>
          <text:p text:style-name="P49">deletion operations</text:p>
        </text:list-item>
        <text:list-item>
          <text:p text:style-name="P49">till now we have seen a lot of operations now lets see how to remove our garbage</text:p>
        </text:list-item>
      </text:list>
      <text:p text:style-name="P18"/>
      <text:p text:style-name="P18">1. to delete a database</text:p>
      <text:p text:style-name="P18"><text:tab/>dbname.dropDatabase()</text:p>
      <text:p text:style-name="P18">2. to delete a collection</text:p>
      <text:p text:style-name="P18"><text:tab/>db.collname.drop()</text:p>
      <text:p text:style-name="P18">3. to delete a document</text:p>
      <text:p text:style-name="P18"><text:tab/>we use $unset</text:p>
      <text:p text:style-name="P18"/>
      <text:p text:style-name="P18">*******************************************</text:p>
      <text:p text:style-name="P18"/>
      <text:p text:style-name="P18"/>
      <text:list xml:id="list525756766" text:style-name="L24">
        <text:list-item>
          <text:p text:style-name="P50">Data migration : sometimes there is a need for sending and receiving the db data for this situation we use data migration concept </text:p>
        </text:list-item>
        <text:list-item>
          <text:p text:style-name="P50">we have two options according to our requirement, either we would import the data or we would export the data</text:p>
        </text:list-item>
        <text:list-item>
          <text:p text:style-name="P50">again both these operations can be done in two ways in bson file format or in json</text:p>
        </text:list-item>
        <text:list-item>
          <text:p text:style-name="P50">when using bson format</text:p>
          <text:p text:style-name="P50">to export :<text:span text:style-name="T10"> mongodump</text:span></text:p>
          <text:p text:style-name="P50">eg. <text:span text:style-name="T10">mongodump -u username -p password --authenticationDatabase admin --db dbname</text:span></text:p>
        </text:list-item>
      </text:list>
      <text:p text:style-name="P19"/>
      <text:p text:style-name="P19"><text:tab/>to imort :<text:span text:style-name="T10">mongorestore (authorisation) --db dbname <text:tab/>--collection colname --filepath</text:span></text:p>
      <text:list xml:id="list2284967066" text:style-name="L25">
        <text:list-item>
          <text:p text:style-name="P51">when using json format</text:p>
          <text:p text:style-name="P51">to export:<text:span text:style-name="T10">mongoexport</text:span></text:p>
          <text:p text:style-name="P52"><text:soft-page-break/>eg. <text:span text:style-name="T10">mongo</text:span><text:span text:style-name="T14">export</text:span><text:span text:style-name="T10"> -u username -p password --authenticationDatabase admin --db dbname</text:span></text:p>
          <text:p text:style-name="P60"><text:s/>--collection colname --<text:span text:style-name="T30">out path</text:span></text:p>
        </text:list-item>
      </text:list>
      <text:p text:style-name="P20"/>
      <text:p text:style-name="P20"><text:tab/><text:span text:style-name="T30">to import: mongoimport</text:span></text:p>
      <text:p text:style-name="P21"><text:tab/>eg.<text:span text:style-name="T13">mongo</text:span><text:span text:style-name="T10">import</text:span><text:span text:style-name="T13">(authorisation) --db dbname <text:tab/>--<text:tab/>collection colname --filepath</text:span></text:p>
      <text:list xml:id="list474499075" text:style-name="L26">
        <text:list-item>
          <text:p text:style-name="P53">there are some special flags that you can use like</text:p>
          <text:list>
            <text:list-item>
              <text:p text:style-name="P53"><text:span text:style-name="T10">--gzip</text:span> : to zip the output file</text:p>
            </text:list-item>
            <text:list-item>
              <text:p text:style-name="P53"><text:span text:style-name="T10">--pretty</text:span> : to make json pretty</text:p>
            </text:list-item>
            <text:list-item>
              <text:p text:style-name="P53"><text:span text:style-name="T10">--jsonArray</text:span> : to make json inside array</text:p>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DAY10</text:p>
      <text:p text:style-name="P5"/>
      <text:list xml:id="list3304202833" text:style-name="L27">
        <text:list-item>
          <text:p text:style-name="P54">aggregation : to generate a computed result or summarizing the db data</text:p>
        </text:list-item>
        <text:list-item>
          <text:p text:style-name="P54">there are three ways in which we can do this </text:p>
          <text:list>
            <text:list-item>
              <text:p text:style-name="P54">aggregation pipeline : computing task will be in one pipeline , operation will be done one after another</text:p>
            </text:list-item>
            <text:list-item>
              <text:p text:style-name="P54">map-reduce : two stage operation (mapdata,reduce data)</text:p>
            </text:list-item>
            <text:list-item>
              <text:p text:style-name="P55">small purpose computing </text:p>
              <text:list>
                <text:list-item>
                  <text:p text:style-name="P61">count()</text:p>
                </text:list-item>
                <text:list-item>
                  <text:p text:style-name="P61">distinct()</text:p>
                </text:list-item>
              </text:list>
            </text:list-item>
          </text:list>
        </text:list-item>
      </text:list>
      <text:p text:style-name="P23"/>
      <text:p text:style-name="P23"/>
      <text:p text:style-name="P40"/>
      <text:p text:style-name="P6"/>
      <text:p text:style-name="P6"/>
      <text:p text:style-name="P6">DAY11</text:p>
      <text:p text:style-name="P23"/>
      <text:list xml:id="list847532898" text:style-name="L28">
        <text:list-item>
          <text:p text:style-name="P56">replica set : to make mongodb highly available , if anything happens to primary db secondary db should handle the requests</text:p>
        </text:list-item>
      </text:list>
      <text:list xml:id="list181017931854548" text:continue-list="list3304202833" text:style-name="L27">
        <text:list-item>
          <text:list>
            <text:list-header>
              <text:p text:style-name="P5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15:45:22.159963518</meta:creation-date>
    <meta:generator>LibreOffice/6.0.3.2$Linux_X86_64 LibreOffice_project/00m0$Build-2</meta:generator>
    <dc:date>2018-09-02T18:10:16.255888653</dc:date>
    <meta:editing-duration>PT7H21M27S</meta:editing-duration>
    <meta:editing-cycles>14</meta:editing-cycles>
    <meta:document-statistic meta:table-count="0" meta:image-count="0" meta:object-count="0" meta:page-count="15" meta:paragraph-count="249" meta:word-count="1671" meta:character-count="9171" meta:non-whitespace-character-count="7756"/>
  </office:meta>
</office:document-meta>
</file>